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/>
    </style:style>
    <style:style style:name="P18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/2019<text:bookmark-end text:name="Text14"/></text:p>
            <text:p text:style-name="Normální">KVOP-2670/2019<text:bookmark-end text:name="Text2"/></text:p>
            <text:p text:style-name="Normální"><text:bookmark-start text:name="Text6"/>16. 0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gr. K. Z.</text:p>
            <text:p text:style-name="Normální"/>
            <text:p text:style-name="Normální"/>
            <text:p text:style-name="Normální"/>
            <text:p text:style-name="Normální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agistře,</text:p>
      <text:p text:style-name="Základnítext">dne 11. 1. 2019 byla do Kanceláře veřejného ochránce práv doručena Vaše žádost podle zákona č. 106/1999 Sb., o svobodném přístupu k informacím, ve znění pozdějších předpisů, kterou žádáte o zaslání stanoviska veřejné ochránkyně práv k návrhu skupiny poslanců na zrušení části právního předpisu projednávanému Ústavním soudem pod sp. zn. Pl. ÚS. 47/18.</text:p>
      <text:p text:style-name="Základnítext">Ve smyslu zákona o svobodném přístupu k informacím Vám<text:span text:style-name="Silné"><text:s/>poskytuj</text:span><text:span text:style-name="Silné">i požadovanou</text:span><text:span text:style-name="Silné"><text:s/>informac</text:span><text:span text:style-name="Silné">i.<text:s/></text:span><text:span text:style-name="T17">Sděluji Vám, že veřejná ochránkyně práv nevyužila svého procesního práva a do tohoto řízení před Ústavním soudem nevstoupila. Kopii příslušného (Vámi požadovaného) vyrozumění Vám zasílám v příloze.</text:span></text:p>
      <text:p text:style-name="Základnítext">S pozdravem</text:p>
      <text:p text:style-name="Základnítext"/>
      <text:p text:style-name="podpis">Mgr. David Slováček v. r.</text:p>
      <text:p text:style-name="podpis">vedoucí sekretariátu veřejného ochránce práv</text:p>
      <text:p text:style-name="podpis">(dopis je opatřen elektronickým podpisem)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Příloha</text:p>
      <text:p text:style-name="P18">Vyrozumění veřejné ochránkyně práv č. j.<text:s/>KVOP-55202/2018 ze dne 27.12.2018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53GK*</text:span>*KVOPX00953GK*</text:p>
        <text:p text:style-name="P12"><text:span text:style-name="T13">KVOPX00953GK</text:span>KVOPX00953G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4T10:34:00Z</meta:creation-date>
    <dc:date>2019-03-14T10:34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62" meta:character-count="1119" meta:row-count="7" meta:non-whitespace-character-count="959"/>
  </office:meta>
</office:document-meta>
</file>